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2.75mm"/>
    </style:style>
    <style:style style:name="co2" style:family="table-column">
      <style:table-column-properties fo:break-before="auto" style:column-width="147.69mm"/>
    </style:style>
    <style:style style:name="co3" style:family="table-column">
      <style:table-column-properties fo:break-before="auto" style:column-width="10.71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33.7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Figure_1__Household_size_in_England_and_Wales,_2001_and_201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Figure 1: Household size in England and Wales, 2001 and 2011</text:p>
          </table:table-cell>
          <table:table-cell table:number-columns-repeated="6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1. 2011 Census Table QS406EW and 2001 Census Table T08 were used to produce Figure 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umber of household members</text:p>
          </table:table-cell>
          <table:table-cell office:value-type="string" calcext:value-type="string">
            <text:p>Thousands</text:p>
          </table:table-cell>
          <table:table-cell/>
          <table:table-cell office:value-type="string" calcext:value-type="string">
            <text:p>Percentage</text:p>
          </table:table-cell>
          <table:table-cell/>
          <table:table-cell office:value-type="string" calcext:value-type="string">
            <text:p>Mean Occupancy =</text:p>
          </table:table-cell>
          <table:table-cell table:formula="of:=SUM([.F8:.F13])" office:value-type="float" office:value="2.345116836429" calcext:value-type="float">
            <text:p>2.3451168364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float" office:value="2001" calcext:value-type="float">
            <text:p>2001</text:p>
          </table:table-cell>
          <table:table-cell office:value-type="float" office:value="2011" calcext:value-type="float">
            <text:p>201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503" calcext:value-type="float">
            <text:p>6503</text:p>
          </table:table-cell>
          <table:table-cell office:value-type="float" office:value="7067" calcext:value-type="float">
            <text:p>7067</text:p>
          </table:table-cell>
          <table:table-cell table:formula="of:=[.C8]/[.C$15] * 100" office:value-type="float" office:value="30.2448001369511" calcext:value-type="float">
            <text:p>30.244800137</text:p>
          </table:table-cell>
          <table:table-cell/>
          <table:table-cell table:formula="of:=[.D8]*[.A8]/100" office:value-type="float" office:value="0.302448001369511" calcext:value-type="float">
            <text:p>0.3024480014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402" calcext:value-type="float">
            <text:p>7402</text:p>
          </table:table-cell>
          <table:table-cell office:value-type="float" office:value="7998" calcext:value-type="float">
            <text:p>7998</text:p>
          </table:table-cell>
          <table:table-cell table:formula="of:=[.C9]/[.C$15] * 100" office:value-type="float" office:value="34.2292219464179" calcext:value-type="float">
            <text:p>34.2292219464</text:p>
          </table:table-cell>
          <table:table-cell/>
          <table:table-cell table:formula="of:=[.D9]*[.A9]/100" office:value-type="float" office:value="0.684584438928357" calcext:value-type="float">
            <text:p>0.6845844389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359" calcext:value-type="float">
            <text:p>3359</text:p>
          </table:table-cell>
          <table:table-cell office:value-type="float" office:value="3642" calcext:value-type="float">
            <text:p>3642</text:p>
          </table:table-cell>
          <table:table-cell table:formula="of:=[.C10]/[.C$15] * 100" office:value-type="float" office:value="15.5867499786014" calcext:value-type="float">
            <text:p>15.5867499786</text:p>
          </table:table-cell>
          <table:table-cell/>
          <table:table-cell table:formula="of:=[.D10]*[.A10]/100" office:value-type="float" office:value="0.467602499358042" calcext:value-type="float">
            <text:p>0.4676024994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894" calcext:value-type="float">
            <text:p>2894</text:p>
          </table:table-cell>
          <table:table-cell office:value-type="float" office:value="3031" calcext:value-type="float">
            <text:p>3031</text:p>
          </table:table-cell>
          <table:table-cell table:formula="of:=[.C11]/[.C$15] * 100" office:value-type="float" office:value="12.9718394248053" calcext:value-type="float">
            <text:p>12.9718394248</text:p>
          </table:table-cell>
          <table:table-cell/>
          <table:table-cell table:formula="of:=[.D11]*[.A11]/100" office:value-type="float" office:value="0.518873576992211" calcext:value-type="float">
            <text:p>0.518873577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69" calcext:value-type="float">
            <text:p>1069</text:p>
          </table:table-cell>
          <table:table-cell office:value-type="float" office:value="1085" calcext:value-type="float">
            <text:p>1085</text:p>
          </table:table-cell>
          <table:table-cell table:formula="of:=[.C12]/[.C$15] * 100" office:value-type="float" office:value="4.64349910125824" calcext:value-type="float">
            <text:p>4.6434991013</text:p>
          </table:table-cell>
          <table:table-cell/>
          <table:table-cell table:formula="of:=[.D12]*[.A12]/100" office:value-type="float" office:value="0.232174955062912" calcext:value-type="float">
            <text:p>0.2321749551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33" calcext:value-type="float">
            <text:p>433</text:p>
          </table:table-cell>
          <table:table-cell office:value-type="float" office:value="543" calcext:value-type="float">
            <text:p>543</text:p>
          </table:table-cell>
          <table:table-cell table:formula="of:=[.C13]/[.C$15] * 100" office:value-type="float" office:value="2.3238894119661" calcext:value-type="float">
            <text:p>2.323889412</text:p>
          </table:table-cell>
          <table:table-cell/>
          <table:table-cell table:formula="of:=[.D13]*[.A13]/100" office:value-type="float" office:value="0.139433364717966" calcext:value-type="float">
            <text:p>0.1394333647</text:p>
          </table:table-cell>
          <table:table-cell/>
        </table:table-row>
        <table:table-row table:style-name="ro1">
          <table:table-cell office:value-type="string" calcext:value-type="string">
            <text:p>6 = six or more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SUM([.C8:.C13])" office:value-type="float" office:value="23366" calcext:value-type="float">
            <text:p>23366</text:p>
          </table:table-cell>
          <table:table-cell table:formula="of:=SUM([.D8:.D13])" office:value-type="float" office:value="100" calcext:value-type="float">
            <text:p>10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26">00/00/0000</text:date>, <text:time style:data-style-name="N2" text:time-value="14:21:18.07127312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3-26T15:18:29.301568496</dc:date>
    <meta:editing-duration>PT50M19S</meta:editing-duration>
    <meta:editing-cycles>2</meta:editing-cycles>
    <meta:generator>LibreOffice/5.1.6.2$Linux_X86_64 LibreOffice_project/10m0$Build-2</meta:generator>
    <meta:document-statistic meta:table-count="1" meta:cell-count="43" meta:object-count="0"/>
  </office:meta>
</office:document-meta>
</file>